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P1">Les anges ont-ils utilisé des technologies comme le feraient des équipages d'ovni ? Sont-ils des scientifiques et des ingénieurs non-humains ? Le corps du Prophete Mohamed* a-t-il été implanté par une technologie, une extension, une interface  homme-machine "neuroinformatique" pour permettre à l'ange Gabriel d' « uploader » le Coran dans le cerveau du Prophete illettré ? … En levant la tête vers le ciel, J’ai vu une sorte de nuage où il y avait des sortes de lampes.Et, ce nuage s’était ensuite éloigné au point où je ne pouvais plus le voir. – Sais-tu ce que c’était ?-Non. - C’était des anges. Sahih Boukhari</text:p>
      <text:p text:style-name="P1"/>
      <text:p text:style-name="P1">Pour des musulmans qui ne doutent pas de la réalité des ovni ou "ufo's" en anglais (voir PAREX pour paramètre exterieur) il se peut qu'ils trouvent le besoin de rechercher dans les fondements "des Islams" actuels des sources textuelles pouvant nous éclairer sur ce sujet. Pas de tergiversation donc, le but ici n'est pas de vous noyer, dans une longue lecture, mais de vous offrir un outils, de recherche, et de compréhension. Vous êtes plongé directement dans le vif du sujet avec un sommaire, pour que d’un seul coup d’œil, vous <text:s text:c="2"/>puissiez rapidement comprendre l’orientation de ce travail de restitution fait à destination de toutes les diversités musulmanes, en priorité. <text:s/>Les étapes en plusieurs parties, pour tenter de convaincre le lecteur d'approfondir ce sujet, seront d'apporter les éléments théologiques, qui appuient l'hypothèse que le paradis soit un ensemble d'exoplanètes, que les anges "prennent" aussi l'apparence de leur moyens de transport, que les trônes ressemblent à des moyens de transport, que la tectoniques des plaques rassemblera de nouveau tous les continents dans un seul super continent, comme celui de la pangée, que la simulation informatique fait apparaitre un gigantesque bassin comme celui de Kawtar, que la résurrection du corps humain se fera dans un corps aussi fait de molécules, appartenant à cette réalité physique, que le phénomène ovni prouve l'existence des djins et des anges. Qu'il prouve l'existence d'un message extraterrestre, que le monde connait sous le nom de Coran. Ce livre n’est pas un roman de science-fiction, et j'espère qu'il pourra aider efficacement n'importe quel artisan de la vérité. Etes-vous à la recherche de La Vérité ? Une personne peut être vue selon différents points de vue, soit de face, soit par son profil par exemple ; ces deux apparences diffèrent mais cette personne reste néanmoins la même personne ; il en est probablement <text:s text:c="7"/>de même pour La Vérité. Dans cet ouvrage j'ai collecté ce que j'estime être le plus representatif d'un aspect de La Verité. L’aspect synthétique de cet ouvrage compte tenu de la complexité du sujet peut en surprendre certains. L’espoir, c’est que cette œuvre puisse avoir la précision, la vitesse, et la pénétration d'une balle sortie d'un fusil de précision, tenu par un tireur d'élite qui, veut toucher la cible...votre préjugé. Bienvenu dans ce paradigme que je souhaite baptiser simplement par les termes "ufologie islam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31S</meta:editing-duration>
    <meta:editing-cycles>19</meta:editing-cycles>
    <meta:generator>OpenOffice/4.1.7$Win32 OpenOffice.org_project/417m1$Build-9800</meta:generator>
    <dc:date>2020-04-19T14:20:01.84</dc:date>
    <dc:creator>Hamid KEZZAL</dc:creator>
    <meta:document-statistic meta:table-count="0" meta:image-count="0" meta:object-count="0" meta:page-count="1" meta:paragraph-count="3" meta:word-count="493" meta:character-count="3069"/>
    <meta:user-defined meta:name="Info 1"/>
    <meta:user-defined meta:name="Info 2"/>
    <meta:user-defined meta:name="Info 3"/>
    <meta:user-defined meta:name="Info 4"/>
  </office:meta>
</office:document-meta>
</file>